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1.722in"/>
    </style:style>
    <style:style style:name="co3" style:family="table-column">
      <style:table-column-properties fo:break-before="auto" style:column-width="1.8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0.5945in"/>
    </style:style>
    <style:style style:name="co9" style:family="table-column">
      <style:table-column-properties fo:break-before="auto" style:column-width="0.2626in"/>
    </style:style>
    <style:style style:name="co10" style:family="table-column">
      <style:table-column-properties fo:break-before="auto" style:column-width="0.3807in"/>
    </style:style>
    <style:style style:name="co11" style:family="table-column">
      <style:table-column-properties fo:break-before="auto" style:column-width="0.9654in"/>
    </style:style>
    <style:style style:name="co12" style:family="table-column">
      <style:table-column-properties fo:break-before="auto" style:column-width="1.9492in"/>
    </style:style>
    <style:style style:name="co13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number-columns-repeated="16370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rst name</text:p>
          </table:table-cell>
          <table:table-cell table:style-name="ce7" office:value-type="string" calcext:value-type="string" table:number-columns-spanned="1" table:number-rows-spanned="2">
            <text:p>Surname</text:p>
          </table:table-cell>
          <table:table-cell table:style-name="ce7" office:value-type="string" calcext:value-type="string" table:number-columns-spanned="1" table:number-rows-spanned="2">
            <text:p>Email address</text:p>
          </table:table-cell>
          <table:table-cell table:style-name="ce7" office:value-type="string" calcext:value-type="string" table:number-columns-spanned="1" table:number-rows-spanned="2">
            <text:p>Kuis 1</text:p>
          </table:table-cell>
          <table:table-cell table:style-name="ce7" office:value-type="string" calcext:value-type="string" table:number-columns-spanned="11" table:number-rows-spanned="1">
            <text:p>UTS</text:p>
          </table:table-cell>
          <table:covered-table-cell table:number-columns-repeated="10" table:style-name="ce7"/>
          <table:table-cell table:style-name="ce7" table:number-columns-repeated="16369"/>
        </table:table-row>
        <table:table-row table:style-name="ro2">
          <table:covered-table-cell table:number-columns-repeated="4" table:style-name="ce7"/>
          <table:table-cell table:style-name="ce7"/>
          <table:table-cell table:style-name="ce8" office:value-type="string" calcext:value-type="string">
            <text:p>Sub CMPK 1</text:p>
          </table:table-cell>
          <table:table-cell table:style-name="ce7"/>
          <table:table-cell table:style-name="ce8" office:value-type="string" calcext:value-type="string">
            <text:p>Sub CMPK 2</text:p>
          </table:table-cell>
          <table:table-cell table:style-name="ce7"/>
          <table:table-cell table:style-name="ce8" office:value-type="string" calcext:value-type="string">
            <text:p>Sub CMPK 3</text:p>
          </table:table-cell>
          <table:table-cell table:style-name="ce7"/>
          <table:table-cell table:style-name="ce8" office:value-type="string" calcext:value-type="string">
            <text:p>Sub CMPK 4</text:p>
          </table:table-cell>
          <table:table-cell table:style-name="ce7"/>
          <table:table-cell table:style-name="ce8" office:value-type="string" calcext:value-type="string">
            <text:p>Sub CMPK 5</text:p>
          </table:table-cell>
          <table:table-cell table:style-name="ce7" table:number-columns-repeated="16370"/>
        </table:table-row>
        <table:table-row table:style-name="ro1">
          <table:table-cell office:value-type="string" calcext:value-type="string">
            <text:p>Rafly</text:p>
          </table:table-cell>
          <table:table-cell office:value-type="string" calcext:value-type="string">
            <text:p>Amanda. P</text:p>
          </table:table-cell>
          <table:table-cell office:value-type="string" calcext:value-type="string">
            <text:p>04191066@student.itk.ac.id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ROUND([.E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I3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3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3]/32*100)" office:value-type="float" office:value="13" calcext:value-type="float">
            <text:p>13</text:p>
          </table:table-cell>
          <table:table-cell table:formula="of:=SUM([.E3];[.G3];[.I3];[.K3];[.M3])" office:value-type="float" office:value="63" calcext:value-type="float">
            <text:p>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string" calcext:value-type="string">
            <text:p>04201041@student.itk.ac.id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4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4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4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4]/32*100)" office:value-type="float" office:value="38" calcext:value-type="float">
            <text:p>38</text:p>
          </table:table-cell>
          <table:table-cell table:formula="of:=SUM([.E4];[.G4];[.I4];[.K4];[.M4])" office:value-type="float" office:value="74" calcext:value-type="float">
            <text:p>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string" calcext:value-type="string">
            <text:p>04201049@student.itk.ac.id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5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G5]/17*100)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formula="of:=ROUND([.I5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5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5]/32*100)" office:value-type="float" office:value="25" calcext:value-type="float">
            <text:p>25</text:p>
          </table:table-cell>
          <table:table-cell table:formula="of:=SUM([.E5];[.G5];[.I5];[.K5];[.M5])" office:value-type="float" office:value="52" calcext:value-type="float">
            <text:p>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string" calcext:value-type="string">
            <text:p>04201053@student.itk.ac.id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ROUND([.E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6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6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6]/32*100)" office:value-type="float" office:value="13" calcext:value-type="float">
            <text:p>13</text:p>
          </table:table-cell>
          <table:table-cell table:formula="of:=SUM([.E6];[.G6];[.I6];[.K6];[.M6])" office:value-type="float" office:value="70" calcext:value-type="float">
            <text:p>7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7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G7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I7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K7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7]/32*100)" office:value-type="float" office:value="25" calcext:value-type="float">
            <text:p>25</text:p>
          </table:table-cell>
          <table:table-cell table:formula="of:=SUM([.E7];[.G7];[.I7];[.K7];[.M7])" office:value-type="float" office:value="25" calcext:value-type="float">
            <text:p>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04201093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8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8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K8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8]/32*100)" office:value-type="float" office:value="13" calcext:value-type="float">
            <text:p>13</text:p>
          </table:table-cell>
          <table:table-cell table:formula="of:=SUM([.E8];[.G8];[.I8];[.K8];[.M8])" office:value-type="float" office:value="68" calcext:value-type="float">
            <text:p>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Viona</text:p>
          </table:table-cell>
          <table:table-cell office:value-type="string" calcext:value-type="string">
            <text:p>Theresia</text:p>
          </table:table-cell>
          <table:table-cell office:value-type="string" calcext:value-type="string">
            <text:p>04201094@student.itk.ac.i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9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9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9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9]/32*100)" office:value-type="float" office:value="25" calcext:value-type="float">
            <text:p>25</text:p>
          </table:table-cell>
          <table:table-cell table:formula="of:=SUM([.E9];[.G9];[.I9];[.K9];[.M9])" office:value-type="float" office:value="70" calcext:value-type="float">
            <text:p>7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string" calcext:value-type="string">
            <text:p>04211002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0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I10]/17*100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ROUND([.K10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10]/32*100)" office:value-type="float" office:value="13" calcext:value-type="float">
            <text:p>13</text:p>
          </table:table-cell>
          <table:table-cell table:formula="of:=SUM([.E10];[.G10];[.I10];[.K10];[.M10])" office:value-type="float" office:value="56" calcext:value-type="float">
            <text:p>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string" calcext:value-type="string">
            <text:p>04211004@student.itk.ac.id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formula="of:=ROUND([.E1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1]/17*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ROUND([.I11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K11]/17*10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[.M11]/32*100)" office:value-type="float" office:value="13" calcext:value-type="float">
            <text:p>13</text:p>
          </table:table-cell>
          <table:table-cell table:formula="of:=SUM([.E11];[.G11];[.I11];[.K11];[.M11])" office:value-type="float" office:value="36" calcext:value-type="float">
            <text:p>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string" calcext:value-type="string">
            <text:p>04211006@student.itk.ac.id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ROUND([.E1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2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2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12]/32*100)" office:value-type="float" office:value="38" calcext:value-type="float">
            <text:p>38</text:p>
          </table:table-cell>
          <table:table-cell table:formula="of:=SUM([.E12];[.G12];[.I12];[.K12];[.M12])" office:value-type="float" office:value="76" calcext:value-type="float">
            <text:p>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string" calcext:value-type="string">
            <text:p>04211008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1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3]/17*100)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M13]/32*100)" office:value-type="float" office:value="81" calcext:value-type="float">
            <text:p>81</text:p>
          </table:table-cell>
          <table:table-cell table:formula="of:=SUM([.E13];[.G13];[.I13];[.K13];[.M13])" office:value-type="float" office:value="92" calcext:value-type="float">
            <text:p>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string" calcext:value-type="string">
            <text:p>04211010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4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14]/32*100)" office:value-type="float" office:value="38" calcext:value-type="float">
            <text:p>38</text:p>
          </table:table-cell>
          <table:table-cell table:formula="of:=SUM([.E14];[.G14];[.I14];[.K14];[.M14])" office:value-type="float" office:value="76" calcext:value-type="float">
            <text:p>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string" calcext:value-type="string">
            <text:p>04211014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ROUND([.E15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G1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15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15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15]/32*100)" office:value-type="float" office:value="25" calcext:value-type="float">
            <text:p>25</text:p>
          </table:table-cell>
          <table:table-cell table:formula="of:=SUM([.E15];[.G15];[.I15];[.K15];[.M15])" office:value-type="float" office:value="58" calcext:value-type="float">
            <text:p>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string" calcext:value-type="string">
            <text:p>04211016@student.itk.ac.id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formula="of:=ROUND([.E1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6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6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16]/17*100)"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ROUND([.M16]/32*100)" office:value-type="float" office:value="38" calcext:value-type="float">
            <text:p>38</text:p>
          </table:table-cell>
          <table:table-cell table:formula="of:=SUM([.E16];[.G16];[.I16];[.K16];[.M16])" office:value-type="float" office:value="71" calcext:value-type="float">
            <text:p>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string" calcext:value-type="string">
            <text:p>04211018@student.itk.ac.i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17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1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I17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17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17]/32*100)" office:value-type="float" office:value="25" calcext:value-type="float">
            <text:p>25</text:p>
          </table:table-cell>
          <table:table-cell table:formula="of:=SUM([.E17];[.G17];[.I17];[.K17];[.M17])" office:value-type="float" office:value="72" calcext:value-type="float">
            <text:p>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string" calcext:value-type="string">
            <text:p>04211020@student.itk.ac.id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formula="of:=ROUND([.E1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8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18]/17*100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ROUND([.M18]/32*100)" office:value-type="float" office:value="63" calcext:value-type="float">
            <text:p>63</text:p>
          </table:table-cell>
          <table:table-cell table:formula="of:=SUM([.E18];[.G18];[.I18];[.K18];[.M18])" office:value-type="float" office:value="86" calcext:value-type="float">
            <text:p>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string" calcext:value-type="string">
            <text:p>04211026@student.itk.ac.id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formula="of:=ROUND([.E1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19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19]/32*100)" office:value-type="float" office:value="13" calcext:value-type="float">
            <text:p>13</text:p>
          </table:table-cell>
          <table:table-cell table:formula="of:=SUM([.E19];[.G19];[.I19];[.K19];[.M19])" office:value-type="float" office:value="70" calcext:value-type="float">
            <text:p>7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string" calcext:value-type="string">
            <text:p>04211030@student.itk.ac.id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2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0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20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20]/32*100)" office:value-type="float" office:value="25" calcext:value-type="float">
            <text:p>25</text:p>
          </table:table-cell>
          <table:table-cell table:formula="of:=SUM([.E20];[.G20];[.I20];[.K20];[.M20])" office:value-type="float" office:value="57" calcext:value-type="float">
            <text:p>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string" calcext:value-type="string">
            <text:p>04211032@student.itk.ac.id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E21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1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1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M21]/32*100)" office:value-type="float" office:value="88" calcext:value-type="float">
            <text:p>88</text:p>
          </table:table-cell>
          <table:table-cell table:formula="of:=SUM([.E21];[.G21];[.I21];[.K21];[.M21])" office:value-type="float" office:value="94" calcext:value-type="float">
            <text:p>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string" calcext:value-type="string">
            <text:p>04211034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2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M22]/32*100)" office:value-type="float" office:value="88" calcext:value-type="float">
            <text:p>88</text:p>
          </table:table-cell>
          <table:table-cell table:formula="of:=SUM([.E22];[.G22];[.I22];[.K22];[.M22])" office:value-type="float" office:value="94" calcext:value-type="float">
            <text:p>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string" calcext:value-type="string">
            <text:p>04211036@student.itk.ac.i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2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3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23]/32*100)" office:value-type="float" office:value="25" calcext:value-type="float">
            <text:p>25</text:p>
          </table:table-cell>
          <table:table-cell table:formula="of:=SUM([.E23];[.G23];[.I23];[.K23];[.M23])" office:value-type="float" office:value="72" calcext:value-type="float">
            <text:p>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string" calcext:value-type="string">
            <text:p>04211040@student.itk.ac.id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ROUND([.E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4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24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24]/32*100)" office:value-type="float" office:value="25" calcext:value-type="float">
            <text:p>25</text:p>
          </table:table-cell>
          <table:table-cell table:formula="of:=SUM([.E24];[.G24];[.I24];[.K24];[.M24])" office:value-type="float" office:value="57" calcext:value-type="float">
            <text:p>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string" calcext:value-type="string">
            <text:p>04211044@student.itk.ac.id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ROUND([.E2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25]/32*100)" office:value-type="float" office:value="38" calcext:value-type="float">
            <text:p>38</text:p>
          </table:table-cell>
          <table:table-cell table:formula="of:=SUM([.E25];[.G25];[.I25];[.K25];[.M25])" office:value-type="float" office:value="78" calcext:value-type="float">
            <text:p>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string" calcext:value-type="string">
            <text:p>04211048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2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6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6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26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26]/32*100)" office:value-type="float" office:value="25" calcext:value-type="float">
            <text:p>25</text:p>
          </table:table-cell>
          <table:table-cell table:formula="of:=SUM([.E26];[.G26];[.I26];[.K26];[.M26])" office:value-type="float" office:value="67" calcext:value-type="float">
            <text:p>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string" calcext:value-type="string">
            <text:p>04211050@student.itk.ac.id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ROUND([.E2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27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27]/32*100)" office:value-type="float" office:value="13" calcext:value-type="float">
            <text:p>13</text:p>
          </table:table-cell>
          <table:table-cell table:formula="of:=SUM([.E27];[.G27];[.I27];[.K27];[.M27])" office:value-type="float" office:value="63" calcext:value-type="float">
            <text:p>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string" calcext:value-type="string">
            <text:p>04211052@student.itk.ac.id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ROUND([.E2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8]/17*100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ROUND([.K28]/17*10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ROUND([.M28]/32*100)" office:value-type="float" office:value="25" calcext:value-type="float">
            <text:p>25</text:p>
          </table:table-cell>
          <table:table-cell table:formula="of:=SUM([.E28];[.G28];[.I28];[.K28];[.M28])" office:value-type="float" office:value="64" calcext:value-type="float">
            <text:p>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string" calcext:value-type="string">
            <text:p>04211058@student.itk.ac.id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ROUND([.E2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9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29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29]/32*100)" office:value-type="float" office:value="25" calcext:value-type="float">
            <text:p>25</text:p>
          </table:table-cell>
          <table:table-cell table:formula="of:=SUM([.E29];[.G29];[.I29];[.K29];[.M29])" office:value-type="float" office:value="67" calcext:value-type="float">
            <text:p>67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Nadif</text:p>
          </table:table-cell>
          <table:table-cell office:value-type="string" calcext:value-type="string">
            <text:p>04211062@student.itk.ac.id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ROUND([.E3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30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M30]/32*100)" office:value-type="float" office:value="13" calcext:value-type="float">
            <text:p>13</text:p>
          </table:table-cell>
          <table:table-cell table:formula="of:=SUM([.E30];[.G30];[.I30];[.K30];[.M30])" office:value-type="float" office:value="68" calcext:value-type="float">
            <text:p>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string" calcext:value-type="string">
            <text:p>04211068@student.itk.ac.id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ROUND([.E31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31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31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1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M31]/32*100)" office:value-type="float" office:value="63" calcext:value-type="float">
            <text:p>63</text:p>
          </table:table-cell>
          <table:table-cell table:formula="of:=SUM([.E31];[.G31];[.I31];[.K31];[.M31])" office:value-type="float" office:value="81" calcext:value-type="float">
            <text:p>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string" calcext:value-type="string">
            <text:p>04211070@student.itk.ac.id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E3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2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2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2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M32]/32*100)" office:value-type="float" office:value="63" calcext:value-type="float">
            <text:p>63</text:p>
          </table:table-cell>
          <table:table-cell table:formula="of:=SUM([.E32];[.G32];[.I32];[.K32];[.M32])" office:value-type="float" office:value="79" calcext:value-type="float">
            <text:p>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string" calcext:value-type="string">
            <text:p>04211074@student.itk.ac.id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formula="of:=ROUND([.E3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3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3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33]/32*100)" office:value-type="float" office:value="13" calcext:value-type="float">
            <text:p>13</text:p>
          </table:table-cell>
          <table:table-cell table:formula="of:=SUM([.E33];[.G33];[.I33];[.K33];[.M33])" office:value-type="float" office:value="63" calcext:value-type="float">
            <text:p>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string" calcext:value-type="string">
            <text:p>04211080@student.itk.ac.id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formula="of:=ROUND([.E3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3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34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4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34]/32*100)" office:value-type="float" office:value="25" calcext:value-type="float">
            <text:p>25</text:p>
          </table:table-cell>
          <table:table-cell table:formula="of:=SUM([.E34];[.G34];[.I34];[.K34];[.M34])" office:value-type="float" office:value="69" calcext:value-type="float">
            <text:p>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04211082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3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35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35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35]/32*100)" office:value-type="float" office:value="13" calcext:value-type="float">
            <text:p>13</text:p>
          </table:table-cell>
          <table:table-cell table:formula="of:=SUM([.E35];[.G35];[.I35];[.K35];[.M35])" office:value-type="float" office:value="61" calcext:value-type="float">
            <text:p>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string" calcext:value-type="string">
            <text:p>04211088@student.itk.ac.id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ROUND([.E3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I36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K36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M36]/32*100)" office:value-type="float" office:value="13" calcext:value-type="float">
            <text:p>13</text:p>
          </table:table-cell>
          <table:table-cell table:formula="of:=SUM([.E36];[.G36];[.I36];[.K36];[.M36])" office:value-type="float" office:value="61" calcext:value-type="float">
            <text:p>61</text:p>
          </table:table-cell>
          <table:table-cell table:number-columns-repeated="16369"/>
        </table:table-row>
      </table:table>
      <table:table table:name="UTS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5" table:default-cell-style-name="ce6"/>
        <table:table-row table:style-name="ro3">
          <table:table-cell table:style-name="ce5" office:value-type="string" calcext:value-type="string">
            <text:p>No.</text:p>
          </table:table-cell>
          <table:table-cell table:style-name="ce5" table:formula="of:=[$Grades.A1]" office:value-type="string" office:string-value="First name" calcext:value-type="string">
            <text:p>First name</text:p>
          </table:table-cell>
          <table:table-cell table:style-name="ce5" table:formula="of:=[$Grades.B1]" office:value-type="string" office:string-value="Surname" calcext:value-type="string">
            <text:p>Surname</text:p>
          </table:table-cell>
          <table:table-cell table:style-name="ce5" office:value-type="string" calcext:value-type="string">
            <text:p>Sub-CPMK 1</text:p>
          </table:table-cell>
          <table:table-cell table:style-name="ce5" office:value-type="string" calcext:value-type="string">
            <text:p>Sub-CPMK 2</text:p>
          </table:table-cell>
          <table:table-cell table:style-name="ce5" office:value-type="string" calcext:value-type="string">
            <text:p>Sub-CPMK 3</text:p>
          </table:table-cell>
          <table:table-cell table:style-name="ce5" office:value-type="string" calcext:value-type="string">
            <text:p>Sub-CPMK 4</text:p>
          </table:table-cell>
          <table:table-cell table:style-name="ce5" office:value-type="string" calcext:value-type="string">
            <text:p>Sub-CPMK 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$Grades.A3]" office:value-type="string" office:string-value="Rafly" calcext:value-type="string">
            <text:p>Rafly</text:p>
          </table:table-cell>
          <table:table-cell table:formula="of:=[$Grades.B3]" office:value-type="string" office:string-value="Amanda. P" calcext:value-type="string">
            <text:p>Amanda. P</text:p>
          </table:table-cell>
          <table:table-cell table:formula="of:=IF([$Grades.F3]&lt;51;&quot;Remedial&quot;;&quot;&quot;)">
            <text:p/>
          </table:table-cell>
          <table:table-cell table:formula="of:=IF([$Grades.H3]&lt;51;&quot;Remedial&quot;;&quot;&quot;)">
            <text:p/>
          </table:table-cell>
          <table:table-cell table:formula="of:=IF([$Grades.J3]&lt;51;&quot;Remedial&quot;;&quot;&quot;)">
            <text:p/>
          </table:table-cell>
          <table:table-cell table:formula="of:=IF([$Grades.L3]&lt;51;&quot;Remedial&quot;;&quot;&quot;)">
            <text:p/>
          </table:table-cell>
          <table:table-cell table:formula="of:=IF([$Grades.N3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$Grades.A4]" office:value-type="string" office:string-value="Ifan" calcext:value-type="string">
            <text:p>Ifan</text:p>
          </table:table-cell>
          <table:table-cell table:formula="of:=[$Grades.B4]" office:value-type="string" office:string-value="Awang Riski Widayat" calcext:value-type="string">
            <text:p>Awang Riski Widayat</text:p>
          </table:table-cell>
          <table:table-cell table:formula="of:=IF([$Grades.F4]&lt;51;&quot;Remedial&quot;;&quot;&quot;)">
            <text:p/>
          </table:table-cell>
          <table:table-cell table:formula="of:=IF([$Grades.H4]&lt;51;&quot;Remedial&quot;;&quot;&quot;)">
            <text:p/>
          </table:table-cell>
          <table:table-cell table:formula="of:=IF([$Grades.J4]&lt;51;&quot;Remedial&quot;;&quot;&quot;)">
            <text:p/>
          </table:table-cell>
          <table:table-cell table:formula="of:=IF([$Grades.L4]&lt;51;&quot;Remedial&quot;;&quot;&quot;)">
            <text:p/>
          </table:table-cell>
          <table:table-cell table:formula="of:=IF([$Grades.N4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$Grades.A5]" office:value-type="string" office:string-value="Jerry" calcext:value-type="string">
            <text:p>Jerry</text:p>
          </table:table-cell>
          <table:table-cell table:formula="of:=[$Grades.B5]" office:value-type="string" office:string-value="Maory Dilla" calcext:value-type="string">
            <text:p>Maory Dilla</text:p>
          </table:table-cell>
          <table:table-cell table:formula="of:=IF([$Grades.F5]&lt;51;&quot;Remedial&quot;;&quot;&quot;)">
            <text:p/>
          </table:table-cell>
          <table:table-cell table:formula="of:=IF([$Grades.H5]&lt;51;&quot;Remedial&quot;;&quot;&quot;)">
            <text:p/>
          </table:table-cell>
          <table:table-cell table:formula="of:=IF([$Grades.J5]&lt;51;&quot;Remedial&quot;;&quot;&quot;)">
            <text:p/>
          </table:table-cell>
          <table:table-cell table:formula="of:=IF([$Grades.L5]&lt;51;&quot;Remedial&quot;;&quot;&quot;)" office:value-type="string" office:string-value="Remedial" calcext:value-type="string">
            <text:p>Remedial</text:p>
          </table:table-cell>
          <table:table-cell table:formula="of:=IF([$Grades.N5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$Grades.A6]" office:value-type="string" office:string-value="Maulana" calcext:value-type="string">
            <text:p>Maulana</text:p>
          </table:table-cell>
          <table:table-cell table:formula="of:=[$Grades.B6]" office:value-type="string" office:string-value="Rahmatullah" calcext:value-type="string">
            <text:p>Rahmatullah</text:p>
          </table:table-cell>
          <table:table-cell table:formula="of:=IF([$Grades.F6]&lt;51;&quot;Remedial&quot;;&quot;&quot;)">
            <text:p/>
          </table:table-cell>
          <table:table-cell table:formula="of:=IF([$Grades.H6]&lt;51;&quot;Remedial&quot;;&quot;&quot;)">
            <text:p/>
          </table:table-cell>
          <table:table-cell table:formula="of:=IF([$Grades.J6]&lt;51;&quot;Remedial&quot;;&quot;&quot;)">
            <text:p/>
          </table:table-cell>
          <table:table-cell table:formula="of:=IF([$Grades.L6]&lt;51;&quot;Remedial&quot;;&quot;&quot;)">
            <text:p/>
          </table:table-cell>
          <table:table-cell table:formula="of:=IF([$Grades.N6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$Grades.A7]" office:value-type="string" office:string-value="Muhammad" calcext:value-type="string">
            <text:p>Muhammad</text:p>
          </table:table-cell>
          <table:table-cell table:formula="of:=[$Grades.B7]" office:value-type="string" office:string-value="Rifky Rifani" calcext:value-type="string">
            <text:p>Rifky Rifani</text:p>
          </table:table-cell>
          <table:table-cell table:formula="of:=IF([$Grades.F7]&lt;51;&quot;Remedial&quot;;&quot;&quot;)">
            <text:p/>
          </table:table-cell>
          <table:table-cell table:formula="of:=IF([$Grades.H7]&lt;51;&quot;Remedial&quot;;&quot;&quot;)" office:value-type="string" office:string-value="Remedial" calcext:value-type="string">
            <text:p>Remedial</text:p>
          </table:table-cell>
          <table:table-cell table:formula="of:=IF([$Grades.J7]&lt;51;&quot;Remedial&quot;;&quot;&quot;)" office:value-type="string" office:string-value="Remedial" calcext:value-type="string">
            <text:p>Remedial</text:p>
          </table:table-cell>
          <table:table-cell table:formula="of:=IF([$Grades.L7]&lt;51;&quot;Remedial&quot;;&quot;&quot;)" office:value-type="string" office:string-value="Remedial" calcext:value-type="string">
            <text:p>Remedial</text:p>
          </table:table-cell>
          <table:table-cell table:formula="of:=IF([$Grades.N7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$Grades.A8]" office:value-type="string" office:string-value="Vinsensias" calcext:value-type="string">
            <text:p>Vinsensias</text:p>
          </table:table-cell>
          <table:table-cell table:formula="of:=[$Grades.B8]" office:value-type="string" office:string-value="Lian" calcext:value-type="string">
            <text:p>Lian</text:p>
          </table:table-cell>
          <table:table-cell table:formula="of:=IF([$Grades.F8]&lt;51;&quot;Remedial&quot;;&quot;&quot;)">
            <text:p/>
          </table:table-cell>
          <table:table-cell table:formula="of:=IF([$Grades.H8]&lt;51;&quot;Remedial&quot;;&quot;&quot;)">
            <text:p/>
          </table:table-cell>
          <table:table-cell table:formula="of:=IF([$Grades.J8]&lt;51;&quot;Remedial&quot;;&quot;&quot;)">
            <text:p/>
          </table:table-cell>
          <table:table-cell table:formula="of:=IF([$Grades.L8]&lt;51;&quot;Remedial&quot;;&quot;&quot;)">
            <text:p/>
          </table:table-cell>
          <table:table-cell table:formula="of:=IF([$Grades.N8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$Grades.A9]" office:value-type="string" office:string-value="Viona" calcext:value-type="string">
            <text:p>Viona</text:p>
          </table:table-cell>
          <table:table-cell table:formula="of:=[$Grades.B9]" office:value-type="string" office:string-value="Theresia" calcext:value-type="string">
            <text:p>Theresia</text:p>
          </table:table-cell>
          <table:table-cell table:formula="of:=IF([$Grades.F9]&lt;51;&quot;Remedial&quot;;&quot;&quot;)">
            <text:p/>
          </table:table-cell>
          <table:table-cell table:formula="of:=IF([$Grades.H9]&lt;51;&quot;Remedial&quot;;&quot;&quot;)">
            <text:p/>
          </table:table-cell>
          <table:table-cell table:formula="of:=IF([$Grades.J9]&lt;51;&quot;Remedial&quot;;&quot;&quot;)">
            <text:p/>
          </table:table-cell>
          <table:table-cell table:formula="of:=IF([$Grades.L9]&lt;51;&quot;Remedial&quot;;&quot;&quot;)">
            <text:p/>
          </table:table-cell>
          <table:table-cell table:formula="of:=IF([$Grades.N9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$Grades.A10]" office:value-type="string" office:string-value="Achmad" calcext:value-type="string">
            <text:p>Achmad</text:p>
          </table:table-cell>
          <table:table-cell table:formula="of:=[$Grades.B10]" office:value-type="string" office:string-value="Najwan Mulya" calcext:value-type="string">
            <text:p>Najwan Mulya</text:p>
          </table:table-cell>
          <table:table-cell table:formula="of:=IF([$Grades.F10]&lt;51;&quot;Remedial&quot;;&quot;&quot;)">
            <text:p/>
          </table:table-cell>
          <table:table-cell table:formula="of:=IF([$Grades.H10]&lt;51;&quot;Remedial&quot;;&quot;&quot;)">
            <text:p/>
          </table:table-cell>
          <table:table-cell table:formula="of:=IF([$Grades.J10]&lt;51;&quot;Remedial&quot;;&quot;&quot;)">
            <text:p/>
          </table:table-cell>
          <table:table-cell table:formula="of:=IF([$Grades.L10]&lt;51;&quot;Remedial&quot;;&quot;&quot;)">
            <text:p/>
          </table:table-cell>
          <table:table-cell table:formula="of:=IF([$Grades.N10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Grades.A11]" office:value-type="string" office:string-value="Achmad" calcext:value-type="string">
            <text:p>Achmad</text:p>
          </table:table-cell>
          <table:table-cell table:formula="of:=[$Grades.B11]" office:value-type="string" office:string-value="Zulfiqar" calcext:value-type="string">
            <text:p>Zulfiqar</text:p>
          </table:table-cell>
          <table:table-cell table:formula="of:=IF([$Grades.F11]&lt;51;&quot;Remedial&quot;;&quot;&quot;)">
            <text:p/>
          </table:table-cell>
          <table:table-cell table:formula="of:=IF([$Grades.H11]&lt;51;&quot;Remedial&quot;;&quot;&quot;)">
            <text:p/>
          </table:table-cell>
          <table:table-cell table:formula="of:=IF([$Grades.J11]&lt;51;&quot;Remedial&quot;;&quot;&quot;)" office:value-type="string" office:string-value="Remedial" calcext:value-type="string">
            <text:p>Remedial</text:p>
          </table:table-cell>
          <table:table-cell table:formula="of:=IF([$Grades.L11]&lt;51;&quot;Remedial&quot;;&quot;&quot;)" office:value-type="string" office:string-value="Remedial" calcext:value-type="string">
            <text:p>Remedial</text:p>
          </table:table-cell>
          <table:table-cell table:formula="of:=IF([$Grades.N11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Grades.A12]" office:value-type="string" office:string-value="Adji" calcext:value-type="string">
            <text:p>Adji</text:p>
          </table:table-cell>
          <table:table-cell table:formula="of:=[$Grades.B12]" office:value-type="string" office:string-value="Putra Maharifi" calcext:value-type="string">
            <text:p>Putra Maharifi</text:p>
          </table:table-cell>
          <table:table-cell table:formula="of:=IF([$Grades.F12]&lt;51;&quot;Remedial&quot;;&quot;&quot;)">
            <text:p/>
          </table:table-cell>
          <table:table-cell table:formula="of:=IF([$Grades.H12]&lt;51;&quot;Remedial&quot;;&quot;&quot;)">
            <text:p/>
          </table:table-cell>
          <table:table-cell table:formula="of:=IF([$Grades.J12]&lt;51;&quot;Remedial&quot;;&quot;&quot;)">
            <text:p/>
          </table:table-cell>
          <table:table-cell table:formula="of:=IF([$Grades.L12]&lt;51;&quot;Remedial&quot;;&quot;&quot;)">
            <text:p/>
          </table:table-cell>
          <table:table-cell table:formula="of:=IF([$Grades.N12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Grades.A13]" office:value-type="string" office:string-value="Andi" calcext:value-type="string">
            <text:p>Andi</text:p>
          </table:table-cell>
          <table:table-cell table:formula="of:=[$Grades.B13]" office:value-type="string" office:string-value="Asri Abdillah" calcext:value-type="string">
            <text:p>Asri Abdillah</text:p>
          </table:table-cell>
          <table:table-cell table:formula="of:=IF([$Grades.F13]&lt;51;&quot;Remedial&quot;;&quot;&quot;)">
            <text:p/>
          </table:table-cell>
          <table:table-cell table:formula="of:=IF([$Grades.H13]&lt;51;&quot;Remedial&quot;;&quot;&quot;)">
            <text:p/>
          </table:table-cell>
          <table:table-cell table:formula="of:=IF([$Grades.J13]&lt;51;&quot;Remedial&quot;;&quot;&quot;)">
            <text:p/>
          </table:table-cell>
          <table:table-cell table:formula="of:=IF([$Grades.L13]&lt;51;&quot;Remedial&quot;;&quot;&quot;)">
            <text:p/>
          </table:table-cell>
          <table:table-cell table:formula="of:=IF([$Grades.N13]&lt;51;&quot;Remedial&quot;;&quot;&quot;)">
            <text:p/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Grades.A14]" office:value-type="string" office:string-value="Argya" calcext:value-type="string">
            <text:p>Argya</text:p>
          </table:table-cell>
          <table:table-cell table:formula="of:=[$Grades.B14]" office:value-type="string" office:string-value="Pradana" calcext:value-type="string">
            <text:p>Pradana</text:p>
          </table:table-cell>
          <table:table-cell table:formula="of:=IF([$Grades.F14]&lt;51;&quot;Remedial&quot;;&quot;&quot;)">
            <text:p/>
          </table:table-cell>
          <table:table-cell table:formula="of:=IF([$Grades.H14]&lt;51;&quot;Remedial&quot;;&quot;&quot;)">
            <text:p/>
          </table:table-cell>
          <table:table-cell table:formula="of:=IF([$Grades.J14]&lt;51;&quot;Remedial&quot;;&quot;&quot;)">
            <text:p/>
          </table:table-cell>
          <table:table-cell table:formula="of:=IF([$Grades.L14]&lt;51;&quot;Remedial&quot;;&quot;&quot;)">
            <text:p/>
          </table:table-cell>
          <table:table-cell table:formula="of:=IF([$Grades.N14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Grades.A15]" office:value-type="string" office:string-value="Bagus" calcext:value-type="string">
            <text:p>Bagus</text:p>
          </table:table-cell>
          <table:table-cell table:formula="of:=[$Grades.B15]" office:value-type="string" office:string-value="Afandi" calcext:value-type="string">
            <text:p>Afandi</text:p>
          </table:table-cell>
          <table:table-cell table:formula="of:=IF([$Grades.F15]&lt;51;&quot;Remedial&quot;;&quot;&quot;)">
            <text:p/>
          </table:table-cell>
          <table:table-cell table:formula="of:=IF([$Grades.H15]&lt;51;&quot;Remedial&quot;;&quot;&quot;)">
            <text:p/>
          </table:table-cell>
          <table:table-cell table:formula="of:=IF([$Grades.J15]&lt;51;&quot;Remedial&quot;;&quot;&quot;)">
            <text:p/>
          </table:table-cell>
          <table:table-cell table:formula="of:=IF([$Grades.L15]&lt;51;&quot;Remedial&quot;;&quot;&quot;)">
            <text:p/>
          </table:table-cell>
          <table:table-cell table:formula="of:=IF([$Grades.N15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Grades.A16]" office:value-type="string" office:string-value="Danang" calcext:value-type="string">
            <text:p>Danang</text:p>
          </table:table-cell>
          <table:table-cell table:formula="of:=[$Grades.B16]" office:value-type="string" office:string-value="Windaryoko" calcext:value-type="string">
            <text:p>Windaryoko</text:p>
          </table:table-cell>
          <table:table-cell table:formula="of:=IF([$Grades.F16]&lt;51;&quot;Remedial&quot;;&quot;&quot;)">
            <text:p/>
          </table:table-cell>
          <table:table-cell table:formula="of:=IF([$Grades.H16]&lt;51;&quot;Remedial&quot;;&quot;&quot;)">
            <text:p/>
          </table:table-cell>
          <table:table-cell table:formula="of:=IF([$Grades.J16]&lt;51;&quot;Remedial&quot;;&quot;&quot;)">
            <text:p/>
          </table:table-cell>
          <table:table-cell table:formula="of:=IF([$Grades.L16]&lt;51;&quot;Remedial&quot;;&quot;&quot;)">
            <text:p/>
          </table:table-cell>
          <table:table-cell table:formula="of:=IF([$Grades.N16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Grades.A17]" office:value-type="string" office:string-value="Dhimas" calcext:value-type="string">
            <text:p>Dhimas</text:p>
          </table:table-cell>
          <table:table-cell table:formula="of:=[$Grades.B17]" office:value-type="string" office:string-value="Audhi Suryo Nurrachman" calcext:value-type="string">
            <text:p>Audhi Suryo Nurrachman</text:p>
          </table:table-cell>
          <table:table-cell table:formula="of:=IF([$Grades.F17]&lt;51;&quot;Remedial&quot;;&quot;&quot;)">
            <text:p/>
          </table:table-cell>
          <table:table-cell table:formula="of:=IF([$Grades.H17]&lt;51;&quot;Remedial&quot;;&quot;&quot;)">
            <text:p/>
          </table:table-cell>
          <table:table-cell table:formula="of:=IF([$Grades.J17]&lt;51;&quot;Remedial&quot;;&quot;&quot;)">
            <text:p/>
          </table:table-cell>
          <table:table-cell table:formula="of:=IF([$Grades.L17]&lt;51;&quot;Remedial&quot;;&quot;&quot;)">
            <text:p/>
          </table:table-cell>
          <table:table-cell table:formula="of:=IF([$Grades.N17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Grades.A18]" office:value-type="string" office:string-value="Dikky" calcext:value-type="string">
            <text:p>Dikky</text:p>
          </table:table-cell>
          <table:table-cell table:formula="of:=[$Grades.B18]" office:value-type="string" office:string-value="Kurniawan" calcext:value-type="string">
            <text:p>Kurniawan</text:p>
          </table:table-cell>
          <table:table-cell table:formula="of:=IF([$Grades.F18]&lt;51;&quot;Remedial&quot;;&quot;&quot;)">
            <text:p/>
          </table:table-cell>
          <table:table-cell table:formula="of:=IF([$Grades.H18]&lt;51;&quot;Remedial&quot;;&quot;&quot;)">
            <text:p/>
          </table:table-cell>
          <table:table-cell table:formula="of:=IF([$Grades.J18]&lt;51;&quot;Remedial&quot;;&quot;&quot;)">
            <text:p/>
          </table:table-cell>
          <table:table-cell table:formula="of:=IF([$Grades.L18]&lt;51;&quot;Remedial&quot;;&quot;&quot;)">
            <text:p/>
          </table:table-cell>
          <table:table-cell table:formula="of:=IF([$Grades.N18]&lt;51;&quot;Remedial&quot;;&quot;&quot;)">
            <text:p/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Grades.A19]" office:value-type="string" office:string-value="Febrina" calcext:value-type="string">
            <text:p>Febrina</text:p>
          </table:table-cell>
          <table:table-cell table:formula="of:=[$Grades.B19]" office:value-type="string" office:string-value="Anggraini" calcext:value-type="string">
            <text:p>Anggraini</text:p>
          </table:table-cell>
          <table:table-cell table:formula="of:=IF([$Grades.F19]&lt;51;&quot;Remedial&quot;;&quot;&quot;)">
            <text:p/>
          </table:table-cell>
          <table:table-cell table:formula="of:=IF([$Grades.H19]&lt;51;&quot;Remedial&quot;;&quot;&quot;)">
            <text:p/>
          </table:table-cell>
          <table:table-cell table:formula="of:=IF([$Grades.J19]&lt;51;&quot;Remedial&quot;;&quot;&quot;)">
            <text:p/>
          </table:table-cell>
          <table:table-cell table:formula="of:=IF([$Grades.L19]&lt;51;&quot;Remedial&quot;;&quot;&quot;)">
            <text:p/>
          </table:table-cell>
          <table:table-cell table:formula="of:=IF([$Grades.N19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Grades.A20]" office:value-type="string" office:string-value="Husnul" calcext:value-type="string">
            <text:p>Husnul</text:p>
          </table:table-cell>
          <table:table-cell table:formula="of:=[$Grades.B20]" office:value-type="string" office:string-value="Khotimah" calcext:value-type="string">
            <text:p>Khotimah</text:p>
          </table:table-cell>
          <table:table-cell table:formula="of:=IF([$Grades.F20]&lt;51;&quot;Remedial&quot;;&quot;&quot;)">
            <text:p/>
          </table:table-cell>
          <table:table-cell table:formula="of:=IF([$Grades.H20]&lt;51;&quot;Remedial&quot;;&quot;&quot;)">
            <text:p/>
          </table:table-cell>
          <table:table-cell table:formula="of:=IF([$Grades.J20]&lt;51;&quot;Remedial&quot;;&quot;&quot;)">
            <text:p/>
          </table:table-cell>
          <table:table-cell table:formula="of:=IF([$Grades.L20]&lt;51;&quot;Remedial&quot;;&quot;&quot;)" office:value-type="string" office:string-value="Remedial" calcext:value-type="string">
            <text:p>Remedial</text:p>
          </table:table-cell>
          <table:table-cell table:formula="of:=IF([$Grades.N20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Grades.A21]" office:value-type="string" office:string-value="Innocentius" calcext:value-type="string">
            <text:p>Innocentius</text:p>
          </table:table-cell>
          <table:table-cell table:formula="of:=[$Grades.B21]" office:value-type="string" office:string-value="Willygis" calcext:value-type="string">
            <text:p>Willygis</text:p>
          </table:table-cell>
          <table:table-cell table:formula="of:=IF([$Grades.F21]&lt;51;&quot;Remedial&quot;;&quot;&quot;)">
            <text:p/>
          </table:table-cell>
          <table:table-cell table:formula="of:=IF([$Grades.H21]&lt;51;&quot;Remedial&quot;;&quot;&quot;)">
            <text:p/>
          </table:table-cell>
          <table:table-cell table:formula="of:=IF([$Grades.J21]&lt;51;&quot;Remedial&quot;;&quot;&quot;)">
            <text:p/>
          </table:table-cell>
          <table:table-cell table:formula="of:=IF([$Grades.L21]&lt;51;&quot;Remedial&quot;;&quot;&quot;)">
            <text:p/>
          </table:table-cell>
          <table:table-cell table:formula="of:=IF([$Grades.N21]&lt;51;&quot;Remedial&quot;;&quot;&quot;)">
            <text:p/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Grades.A22]" office:value-type="string" office:string-value="Jericho" calcext:value-type="string">
            <text:p>Jericho</text:p>
          </table:table-cell>
          <table:table-cell table:formula="of:=[$Grades.B22]" office:value-type="string" office:string-value="Al Falah" calcext:value-type="string">
            <text:p>Al Falah</text:p>
          </table:table-cell>
          <table:table-cell table:formula="of:=IF([$Grades.F22]&lt;51;&quot;Remedial&quot;;&quot;&quot;)">
            <text:p/>
          </table:table-cell>
          <table:table-cell table:formula="of:=IF([$Grades.H22]&lt;51;&quot;Remedial&quot;;&quot;&quot;)">
            <text:p/>
          </table:table-cell>
          <table:table-cell table:formula="of:=IF([$Grades.J22]&lt;51;&quot;Remedial&quot;;&quot;&quot;)">
            <text:p/>
          </table:table-cell>
          <table:table-cell table:formula="of:=IF([$Grades.L22]&lt;51;&quot;Remedial&quot;;&quot;&quot;)">
            <text:p/>
          </table:table-cell>
          <table:table-cell table:formula="of:=IF([$Grades.N22]&lt;51;&quot;Remedial&quot;;&quot;&quot;)">
            <text:p/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Grades.A23]" office:value-type="string" office:string-value="Jody" calcext:value-type="string">
            <text:p>Jody</text:p>
          </table:table-cell>
          <table:table-cell table:formula="of:=[$Grades.B23]" office:value-type="string" office:string-value="Jabonar" calcext:value-type="string">
            <text:p>Jabonar</text:p>
          </table:table-cell>
          <table:table-cell table:formula="of:=IF([$Grades.F23]&lt;51;&quot;Remedial&quot;;&quot;&quot;)">
            <text:p/>
          </table:table-cell>
          <table:table-cell table:formula="of:=IF([$Grades.H23]&lt;51;&quot;Remedial&quot;;&quot;&quot;)">
            <text:p/>
          </table:table-cell>
          <table:table-cell table:formula="of:=IF([$Grades.J23]&lt;51;&quot;Remedial&quot;;&quot;&quot;)">
            <text:p/>
          </table:table-cell>
          <table:table-cell table:formula="of:=IF([$Grades.L23]&lt;51;&quot;Remedial&quot;;&quot;&quot;)">
            <text:p/>
          </table:table-cell>
          <table:table-cell table:formula="of:=IF([$Grades.N23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Grades.A24]" office:value-type="string" office:string-value="Lucky" calcext:value-type="string">
            <text:p>Lucky</text:p>
          </table:table-cell>
          <table:table-cell table:formula="of:=[$Grades.B24]" office:value-type="string" office:string-value="Stepy" calcext:value-type="string">
            <text:p>Stepy</text:p>
          </table:table-cell>
          <table:table-cell table:formula="of:=IF([$Grades.F24]&lt;51;&quot;Remedial&quot;;&quot;&quot;)">
            <text:p/>
          </table:table-cell>
          <table:table-cell table:formula="of:=IF([$Grades.H24]&lt;51;&quot;Remedial&quot;;&quot;&quot;)">
            <text:p/>
          </table:table-cell>
          <table:table-cell table:formula="of:=IF([$Grades.J24]&lt;51;&quot;Remedial&quot;;&quot;&quot;)">
            <text:p/>
          </table:table-cell>
          <table:table-cell table:formula="of:=IF([$Grades.L24]&lt;51;&quot;Remedial&quot;;&quot;&quot;)" office:value-type="string" office:string-value="Remedial" calcext:value-type="string">
            <text:p>Remedial</text:p>
          </table:table-cell>
          <table:table-cell table:formula="of:=IF([$Grades.N24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Grades.A25]" office:value-type="string" office:string-value="Michael" calcext:value-type="string">
            <text:p>Michael</text:p>
          </table:table-cell>
          <table:table-cell table:formula="of:=[$Grades.B25]" office:value-type="string" office:string-value="Vanlentino" calcext:value-type="string">
            <text:p>Vanlentino</text:p>
          </table:table-cell>
          <table:table-cell table:formula="of:=IF([$Grades.F25]&lt;51;&quot;Remedial&quot;;&quot;&quot;)">
            <text:p/>
          </table:table-cell>
          <table:table-cell table:formula="of:=IF([$Grades.H25]&lt;51;&quot;Remedial&quot;;&quot;&quot;)">
            <text:p/>
          </table:table-cell>
          <table:table-cell table:formula="of:=IF([$Grades.J25]&lt;51;&quot;Remedial&quot;;&quot;&quot;)">
            <text:p/>
          </table:table-cell>
          <table:table-cell table:formula="of:=IF([$Grades.L25]&lt;51;&quot;Remedial&quot;;&quot;&quot;)">
            <text:p/>
          </table:table-cell>
          <table:table-cell table:formula="of:=IF([$Grades.N25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Grades.A26]" office:value-type="string" office:string-value="Muhammad" calcext:value-type="string">
            <text:p>Muhammad</text:p>
          </table:table-cell>
          <table:table-cell table:formula="of:=[$Grades.B26]" office:value-type="string" office:string-value="Alief" calcext:value-type="string">
            <text:p>Alief</text:p>
          </table:table-cell>
          <table:table-cell table:formula="of:=IF([$Grades.F26]&lt;51;&quot;Remedial&quot;;&quot;&quot;)">
            <text:p/>
          </table:table-cell>
          <table:table-cell table:formula="of:=IF([$Grades.H26]&lt;51;&quot;Remedial&quot;;&quot;&quot;)">
            <text:p/>
          </table:table-cell>
          <table:table-cell table:formula="of:=IF([$Grades.J26]&lt;51;&quot;Remedial&quot;;&quot;&quot;)">
            <text:p/>
          </table:table-cell>
          <table:table-cell table:formula="of:=IF([$Grades.L26]&lt;51;&quot;Remedial&quot;;&quot;&quot;)">
            <text:p/>
          </table:table-cell>
          <table:table-cell table:formula="of:=IF([$Grades.N26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Grades.A27]" office:value-type="string" office:string-value="Muhammad" calcext:value-type="string">
            <text:p>Muhammad</text:p>
          </table:table-cell>
          <table:table-cell table:formula="of:=[$Grades.B27]" office:value-type="string" office:string-value="Farhan" calcext:value-type="string">
            <text:p>Farhan</text:p>
          </table:table-cell>
          <table:table-cell table:formula="of:=IF([$Grades.F27]&lt;51;&quot;Remedial&quot;;&quot;&quot;)">
            <text:p/>
          </table:table-cell>
          <table:table-cell table:formula="of:=IF([$Grades.H27]&lt;51;&quot;Remedial&quot;;&quot;&quot;)">
            <text:p/>
          </table:table-cell>
          <table:table-cell table:formula="of:=IF([$Grades.J27]&lt;51;&quot;Remedial&quot;;&quot;&quot;)">
            <text:p/>
          </table:table-cell>
          <table:table-cell table:formula="of:=IF([$Grades.L27]&lt;51;&quot;Remedial&quot;;&quot;&quot;)">
            <text:p/>
          </table:table-cell>
          <table:table-cell table:formula="of:=IF([$Grades.N27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Grades.A28]" office:value-type="string" office:string-value="Muhammad" calcext:value-type="string">
            <text:p>Muhammad</text:p>
          </table:table-cell>
          <table:table-cell table:formula="of:=[$Grades.B28]" office:value-type="string" office:string-value="Mahdev Fiqihiyah" calcext:value-type="string">
            <text:p>Mahdev Fiqihiyah</text:p>
          </table:table-cell>
          <table:table-cell table:formula="of:=IF([$Grades.F28]&lt;51;&quot;Remedial&quot;;&quot;&quot;)">
            <text:p/>
          </table:table-cell>
          <table:table-cell table:formula="of:=IF([$Grades.H28]&lt;51;&quot;Remedial&quot;;&quot;&quot;)">
            <text:p/>
          </table:table-cell>
          <table:table-cell table:formula="of:=IF([$Grades.J28]&lt;51;&quot;Remedial&quot;;&quot;&quot;)">
            <text:p/>
          </table:table-cell>
          <table:table-cell table:formula="of:=IF([$Grades.L28]&lt;51;&quot;Remedial&quot;;&quot;&quot;)" office:value-type="string" office:string-value="Remedial" calcext:value-type="string">
            <text:p>Remedial</text:p>
          </table:table-cell>
          <table:table-cell table:formula="of:=IF([$Grades.N28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Grades.A29]" office:value-type="string" office:string-value="Muhammad" calcext:value-type="string">
            <text:p>Muhammad</text:p>
          </table:table-cell>
          <table:table-cell table:formula="of:=[$Grades.B29]" office:value-type="string" office:string-value="Rizky Fadillah" calcext:value-type="string">
            <text:p>Rizky Fadillah</text:p>
          </table:table-cell>
          <table:table-cell table:formula="of:=IF([$Grades.F29]&lt;51;&quot;Remedial&quot;;&quot;&quot;)">
            <text:p/>
          </table:table-cell>
          <table:table-cell table:formula="of:=IF([$Grades.H29]&lt;51;&quot;Remedial&quot;;&quot;&quot;)">
            <text:p/>
          </table:table-cell>
          <table:table-cell table:formula="of:=IF([$Grades.J29]&lt;51;&quot;Remedial&quot;;&quot;&quot;)">
            <text:p/>
          </table:table-cell>
          <table:table-cell table:formula="of:=IF([$Grades.L29]&lt;51;&quot;Remedial&quot;;&quot;&quot;)">
            <text:p/>
          </table:table-cell>
          <table:table-cell table:formula="of:=IF([$Grades.N29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Grades.A30]" office:value-type="string" office:string-value="Nadif" calcext:value-type="string">
            <text:p>Nadif</text:p>
          </table:table-cell>
          <table:table-cell table:formula="of:=[$Grades.B30]" office:value-type="string" office:string-value="Nadif" calcext:value-type="string">
            <text:p>Nadif</text:p>
          </table:table-cell>
          <table:table-cell table:formula="of:=IF([$Grades.F30]&lt;51;&quot;Remedial&quot;;&quot;&quot;)">
            <text:p/>
          </table:table-cell>
          <table:table-cell table:formula="of:=IF([$Grades.H30]&lt;51;&quot;Remedial&quot;;&quot;&quot;)">
            <text:p/>
          </table:table-cell>
          <table:table-cell table:formula="of:=IF([$Grades.J30]&lt;51;&quot;Remedial&quot;;&quot;&quot;)">
            <text:p/>
          </table:table-cell>
          <table:table-cell table:formula="of:=IF([$Grades.L30]&lt;51;&quot;Remedial&quot;;&quot;&quot;)">
            <text:p/>
          </table:table-cell>
          <table:table-cell table:formula="of:=IF([$Grades.N30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Grades.A31]" office:value-type="string" office:string-value="Rachmat" calcext:value-type="string">
            <text:p>Rachmat</text:p>
          </table:table-cell>
          <table:table-cell table:formula="of:=[$Grades.B31]" office:value-type="string" office:string-value="Nur Sidiq" calcext:value-type="string">
            <text:p>Nur Sidiq</text:p>
          </table:table-cell>
          <table:table-cell table:formula="of:=IF([$Grades.F31]&lt;51;&quot;Remedial&quot;;&quot;&quot;)">
            <text:p/>
          </table:table-cell>
          <table:table-cell table:formula="of:=IF([$Grades.H31]&lt;51;&quot;Remedial&quot;;&quot;&quot;)">
            <text:p/>
          </table:table-cell>
          <table:table-cell table:formula="of:=IF([$Grades.J31]&lt;51;&quot;Remedial&quot;;&quot;&quot;)">
            <text:p/>
          </table:table-cell>
          <table:table-cell table:formula="of:=IF([$Grades.L31]&lt;51;&quot;Remedial&quot;;&quot;&quot;)">
            <text:p/>
          </table:table-cell>
          <table:table-cell table:formula="of:=IF([$Grades.N31]&lt;51;&quot;Remedial&quot;;&quot;&quot;)">
            <text:p/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Grades.A32]" office:value-type="string" office:string-value="Rafi" calcext:value-type="string">
            <text:p>Rafi</text:p>
          </table:table-cell>
          <table:table-cell table:formula="of:=[$Grades.B32]" office:value-type="string" office:string-value="Zilullah Ervin" calcext:value-type="string">
            <text:p>Zilullah Ervin</text:p>
          </table:table-cell>
          <table:table-cell table:formula="of:=IF([$Grades.F32]&lt;51;&quot;Remedial&quot;;&quot;&quot;)">
            <text:p/>
          </table:table-cell>
          <table:table-cell table:formula="of:=IF([$Grades.H32]&lt;51;&quot;Remedial&quot;;&quot;&quot;)">
            <text:p/>
          </table:table-cell>
          <table:table-cell table:formula="of:=IF([$Grades.J32]&lt;51;&quot;Remedial&quot;;&quot;&quot;)">
            <text:p/>
          </table:table-cell>
          <table:table-cell table:formula="of:=IF([$Grades.L32]&lt;51;&quot;Remedial&quot;;&quot;&quot;)">
            <text:p/>
          </table:table-cell>
          <table:table-cell table:formula="of:=IF([$Grades.N32]&lt;51;&quot;Remedial&quot;;&quot;&quot;)">
            <text:p/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Grades.A33]" office:value-type="string" office:string-value="Rommy" calcext:value-type="string">
            <text:p>Rommy</text:p>
          </table:table-cell>
          <table:table-cell table:formula="of:=[$Grades.B33]" office:value-type="string" office:string-value="Juniardhin" calcext:value-type="string">
            <text:p>Juniardhin</text:p>
          </table:table-cell>
          <table:table-cell table:formula="of:=IF([$Grades.F33]&lt;51;&quot;Remedial&quot;;&quot;&quot;)">
            <text:p/>
          </table:table-cell>
          <table:table-cell table:formula="of:=IF([$Grades.H33]&lt;51;&quot;Remedial&quot;;&quot;&quot;)">
            <text:p/>
          </table:table-cell>
          <table:table-cell table:formula="of:=IF([$Grades.J33]&lt;51;&quot;Remedial&quot;;&quot;&quot;)">
            <text:p/>
          </table:table-cell>
          <table:table-cell table:formula="of:=IF([$Grades.L33]&lt;51;&quot;Remedial&quot;;&quot;&quot;)">
            <text:p/>
          </table:table-cell>
          <table:table-cell table:formula="of:=IF([$Grades.N33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Grades.A34]" office:value-type="string" office:string-value="Susan" calcext:value-type="string">
            <text:p>Susan</text:p>
          </table:table-cell>
          <table:table-cell table:formula="of:=[$Grades.B34]" office:value-type="string" office:string-value="Devianti" calcext:value-type="string">
            <text:p>Devianti</text:p>
          </table:table-cell>
          <table:table-cell table:formula="of:=IF([$Grades.F34]&lt;51;&quot;Remedial&quot;;&quot;&quot;)">
            <text:p/>
          </table:table-cell>
          <table:table-cell table:formula="of:=IF([$Grades.H34]&lt;51;&quot;Remedial&quot;;&quot;&quot;)">
            <text:p/>
          </table:table-cell>
          <table:table-cell table:formula="of:=IF([$Grades.J34]&lt;51;&quot;Remedial&quot;;&quot;&quot;)">
            <text:p/>
          </table:table-cell>
          <table:table-cell table:formula="of:=IF([$Grades.L34]&lt;51;&quot;Remedial&quot;;&quot;&quot;)">
            <text:p/>
          </table:table-cell>
          <table:table-cell table:formula="of:=IF([$Grades.N34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Grades.A35]" office:value-type="string" office:string-value="Syahrul" calcext:value-type="string">
            <text:p>Syahrul</text:p>
          </table:table-cell>
          <table:table-cell table:formula="of:=[$Grades.B35]" office:value-type="string" office:string-value="Karim" calcext:value-type="string">
            <text:p>Karim</text:p>
          </table:table-cell>
          <table:table-cell table:formula="of:=IF([$Grades.F35]&lt;51;&quot;Remedial&quot;;&quot;&quot;)">
            <text:p/>
          </table:table-cell>
          <table:table-cell table:formula="of:=IF([$Grades.H35]&lt;51;&quot;Remedial&quot;;&quot;&quot;)">
            <text:p/>
          </table:table-cell>
          <table:table-cell table:formula="of:=IF([$Grades.J35]&lt;51;&quot;Remedial&quot;;&quot;&quot;)">
            <text:p/>
          </table:table-cell>
          <table:table-cell table:formula="of:=IF([$Grades.L35]&lt;51;&quot;Remedial&quot;;&quot;&quot;)">
            <text:p/>
          </table:table-cell>
          <table:table-cell table:formula="of:=IF([$Grades.N35]&lt;51;&quot;Remedial&quot;;&quot;&quot;)" office:value-type="string" office:string-value="Remedial" calcext:value-type="string">
            <text:p>Remedial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Grades.A36]" office:value-type="string" office:string-value="Zaky" calcext:value-type="string">
            <text:p>Zaky</text:p>
          </table:table-cell>
          <table:table-cell table:formula="of:=[$Grades.B36]" office:value-type="string" office:string-value="Nur Rahmat" calcext:value-type="string">
            <text:p>Nur Rahmat</text:p>
          </table:table-cell>
          <table:table-cell table:formula="of:=IF([$Grades.F36]&lt;51;&quot;Remedial&quot;;&quot;&quot;)">
            <text:p/>
          </table:table-cell>
          <table:table-cell table:formula="of:=IF([$Grades.H36]&lt;51;&quot;Remedial&quot;;&quot;&quot;)">
            <text:p/>
          </table:table-cell>
          <table:table-cell table:formula="of:=IF([$Grades.J36]&lt;51;&quot;Remedial&quot;;&quot;&quot;)">
            <text:p/>
          </table:table-cell>
          <table:table-cell table:formula="of:=IF([$Grades.L36]&lt;51;&quot;Remedial&quot;;&quot;&quot;)">
            <text:p/>
          </table:table-cell>
          <table:table-cell table:formula="of:=IF([$Grades.N36]&lt;51;&quot;Remedial&quot;;&quot;&quot;)" office:value-type="string" office:string-value="Remedial" calcext:value-type="string">
            <text:p>Remedial</text:p>
          </table:table-cell>
        </table:table-row>
      </table:table>
      <table:named-expressions/>
      <table:database-ranges>
        <table:database-range table:name="__Anonymous_Sheet_DB__0" table:target-range-address="Grades.A1:Grades.E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1098in" fo:margin-bottom="0.1098in" fo:margin-left="0.1098in" fo:margin-right="0.1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08:42:16.0628584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28T12:05:33</meta:creation-date>
    <dc:date>2023-05-17T08:43:08.130768041</dc:date>
    <meta:editing-duration>PT37M47S</meta:editing-duration>
    <meta:editing-cycles>6</meta:editing-cycles>
    <meta:document-statistic meta:table-count="2" meta:cell-count="800" meta:object-count="0"/>
  </office:meta>
</office:document-meta>
</file>